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8.212cm" fo:margin-left="0.095cm" table:align="left"/>
    </style:style>
    <style:style style:name="表格1.A" style:family="table-column">
      <style:table-column-properties style:column-width="3.11cm"/>
    </style:style>
    <style:style style:name="表格1.B" style:family="table-column">
      <style:table-column-properties style:column-width="4.498cm"/>
    </style:style>
    <style:style style:name="表格1.C" style:family="table-column">
      <style:table-column-properties style:column-width="4.299cm"/>
    </style:style>
    <style:style style:name="表格1.D" style:family="table-column">
      <style:table-column-properties style:column-width="6.3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D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7ef8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db67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a5de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cd010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ee55c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28c2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3f90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9db67" style:font-size-asian="10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0a5dec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328c2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113a5d" style:font-size-asian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normal" style:text-underline-style="none" fo:font-weight="bold" officeooo:rsid="001591e3" officeooo:paragraph-rsid="00175e43" fo:background-color="#ffffff" style:font-size-asian="10pt" style:font-style-asian="normal" style:font-weight-asian="bold" style:font-style-complex="normal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tyle="normal" style:text-underline-style="none" fo:font-weight="bold" officeooo:rsid="001591e3" officeooo:paragraph-rsid="001591e3" fo:background-color="#ffffff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fo:font-style="normal" style:text-underline-style="none" fo:font-weight="bold" officeooo:rsid="001591e3" officeooo:paragraph-rsid="00175e43" fo:background-color="#ffffff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Monospace" fo:font-size="10pt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Monospace" fo:font-size="10pt" officeooo:paragraph-rsid="0009db67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Monospace" fo:font-size="10pt" officeooo:paragraph-rsid="000cd010" style:font-size-asian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Monospace" fo:font-size="10pt" officeooo:paragraph-rsid="00113a5d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Monospace" fo:font-size="10pt" officeooo:rsid="000f7803" officeooo:paragraph-rsid="000f7803" style:font-size-asian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style:text-underline-style="solid" style:text-underline-width="auto" style:text-underline-color="font-color" officeooo:rsid="000cd010" style:font-size-asian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c3c3c" style:font-name="Monospace" fo:font-size="10pt" style:text-underline-style="solid" style:text-underline-width="auto" style:text-underline-color="font-color" officeooo:rsid="000cd010" officeooo:paragraph-rsid="00126c58" style:font-size-asian="10pt"/>
    </style:style>
    <style:style style:name="P24" style:family="paragraph" style:parent-style-name="Table_20_Contents">
      <style:text-properties officeooo:rsid="0000f199" officeooo:paragraph-rsid="0000f199"/>
    </style:style>
    <style:style style:name="P25" style:family="paragraph" style:parent-style-name="Table_20_Contents">
      <style:text-properties officeooo:rsid="0002f961" officeooo:paragraph-rsid="0002f961"/>
    </style:style>
    <style:style style:name="P26" style:family="paragraph" style:parent-style-name="Table_20_Contents">
      <style:text-properties officeooo:rsid="000832c2" officeooo:paragraph-rsid="000832c2"/>
    </style:style>
    <style:style style:name="P27" style:family="paragraph" style:parent-style-name="Table_20_Contents">
      <style:text-properties officeooo:rsid="0009db67" officeooo:paragraph-rsid="0009db67"/>
    </style:style>
    <style:style style:name="P28" style:family="paragraph" style:parent-style-name="Table_20_Contents">
      <style:text-properties officeooo:rsid="000cd010" officeooo:paragraph-rsid="000cd010"/>
    </style:style>
    <style:style style:name="P29" style:family="paragraph" style:parent-style-name="Table_20_Contents">
      <style:text-properties officeooo:rsid="000e09b4" officeooo:paragraph-rsid="000e09b4"/>
    </style:style>
    <style:style style:name="P30" style:family="paragraph" style:parent-style-name="Table_20_Contents">
      <style:text-properties officeooo:paragraph-rsid="000e09b4"/>
    </style:style>
    <style:style style:name="P31" style:family="paragraph" style:parent-style-name="Table_20_Contents">
      <style:text-properties officeooo:rsid="000f3bf9" officeooo:paragraph-rsid="000f3bf9"/>
    </style:style>
    <style:style style:name="P32" style:family="paragraph" style:parent-style-name="Table_20_Contents">
      <style:text-properties officeooo:rsid="000f3bf9" officeooo:paragraph-rsid="000f7803"/>
    </style:style>
    <style:style style:name="P33" style:family="paragraph" style:parent-style-name="Table_20_Contents">
      <style:text-properties fo:color="#2a00ff" style:font-name="Monospace" fo:font-size="10pt" style:font-size-asian="10pt"/>
    </style:style>
    <style:style style:name="P34" style:family="paragraph" style:parent-style-name="Table_20_Heading">
      <style:text-properties officeooo:rsid="0000f199" officeooo:paragraph-rsid="0000f199"/>
    </style:style>
    <style:style style:name="P35" style:family="paragraph" style:parent-style-name="Standard">
      <style:text-properties officeooo:rsid="001b2378" officeooo:paragraph-rsid="001b2378"/>
    </style:style>
    <style:style style:name="P36" style:family="paragraph" style:parent-style-name="Standard">
      <style:text-properties officeooo:rsid="001b2378" officeooo:paragraph-rsid="00213d7b"/>
    </style:style>
    <style:style style:name="P37" style:family="paragraph" style:parent-style-name="Standard">
      <style:text-properties officeooo:rsid="001b2378" officeooo:paragraph-rsid="002406fe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fo:font-style="normal" style:text-underline-style="none" fo:font-weight="bold" officeooo:rsid="001591e3" officeooo:paragraph-rsid="00175e43" fo:background-color="#ffffff" style:font-size-asian="10pt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190f0e" officeooo:paragraph-rsid="00190f0e" style:font-size-asian="10pt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Monospace" fo:font-size="10pt" fo:font-style="normal" style:text-underline-style="none" fo:font-weight="bold" officeooo:rsid="001591e3" officeooo:paragraph-rsid="00190f0e" fo:background-color="#ffffff" style:font-size-asian="10pt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style:font-name="Monospace" fo:font-size="10pt" officeooo:paragraph-rsid="00190f0e" style:font-size-asian="10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9db67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90f0e"/>
    </style:style>
    <style:style style:name="P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90f0e" officeooo:paragraph-rsid="00190f0e"/>
    </style:style>
    <style:style style:name="P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4db7" officeooo:paragraph-rsid="0020411d"/>
    </style:style>
    <style:style style:name="P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4db7" officeooo:paragraph-rsid="0025e35b"/>
    </style:style>
    <style:style style:name="P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b2378" officeooo:paragraph-rsid="00213d7b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78af7" officeooo:paragraph-rsid="00278af7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78af7" officeooo:paragraph-rsid="0029fef6"/>
    </style:style>
    <style:style style:name="P51" style:family="paragraph" style:parent-style-name="Table_20_Contents">
      <style:text-properties officeooo:rsid="00190f0e" officeooo:paragraph-rsid="00190f0e"/>
    </style:style>
    <style:style style:name="P52" style:family="paragraph" style:parent-style-name="Table_20_Contents">
      <style:text-properties officeooo:rsid="0019af79" officeooo:paragraph-rsid="0019af79"/>
    </style:style>
    <style:style style:name="T1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2" style:family="text">
      <style:text-properties fo:color="#3c3c3c" style:font-name="Monospace" fo:font-size="10pt" style:text-underline-style="solid" style:text-underline-width="auto" style:text-underline-color="font-color" officeooo:rsid="0001e98c" style:font-size-asian="10pt"/>
    </style:style>
    <style:style style:name="T3" style:family="text">
      <style:text-properties fo:color="#3c3c3c" style:font-name="Monospace" fo:font-size="10pt" style:text-underline-style="solid" style:text-underline-width="auto" style:text-underline-color="font-color" officeooo:rsid="0006df47" style:font-size-asian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officeooo:rsid="000832c2" style:font-size-asian="10pt"/>
    </style:style>
    <style:style style:name="T5" style:family="text">
      <style:text-properties fo:color="#3c3c3c" style:font-name="Monospace" fo:font-size="10pt" style:text-underline-style="solid" style:text-underline-width="auto" style:text-underline-color="font-color" officeooo:rsid="0009db67" style:font-size-asian="10pt"/>
    </style:style>
    <style:style style:name="T6" style:family="text">
      <style:text-properties fo:color="#3c3c3c" style:font-name="Monospace" fo:font-size="10pt" style:text-underline-style="solid" style:text-underline-width="auto" style:text-underline-color="font-color" officeooo:rsid="000c5957" style:font-size-asian="10pt"/>
    </style:style>
    <style:style style:name="T7" style:family="text">
      <style:text-properties fo:color="#3c3c3c" style:font-name="Monospace" fo:font-size="10pt" style:text-underline-style="solid" style:text-underline-width="auto" style:text-underline-color="font-color" officeooo:rsid="000cd010" style:font-size-asian="10pt"/>
    </style:style>
    <style:style style:name="T8" style:family="text">
      <style:text-properties fo:color="#3c3c3c" style:font-name="Monospace" fo:font-size="10pt" style:text-underline-style="solid" style:text-underline-width="auto" style:text-underline-color="font-color" officeooo:rsid="000f3bf9" style:font-size-asian="10pt"/>
    </style:style>
    <style:style style:name="T9" style:family="text">
      <style:text-properties fo:color="#3c3c3c" style:font-name="Monospace" fo:font-size="10pt" style:text-underline-style="solid" style:text-underline-width="auto" style:text-underline-color="font-color" officeooo:rsid="001328c2" style:font-size-asian="10pt"/>
    </style:style>
    <style:style style:name="T10" style:family="text">
      <style:text-properties fo:color="#3c3c3c" style:font-name="Monospace" fo:font-size="10pt" style:text-underline-style="solid" style:text-underline-width="auto" style:text-underline-color="font-color" officeooo:rsid="00133f90" style:font-size-asian="10pt"/>
    </style:style>
    <style:style style:name="T11" style:family="text">
      <style:text-properties fo:color="#3c3c3c" style:font-name="Monospace" fo:font-size="10pt" style:text-underline-style="solid" style:text-underline-width="auto" style:text-underline-color="font-color" style:font-size-asian="10pt"/>
    </style:style>
    <style:style style:name="T12" style:family="text">
      <style:text-properties fo:color="#3c3c3c" style:font-name="Monospace" fo:font-size="10pt" style:text-underline-style="solid" style:text-underline-width="auto" style:text-underline-color="font-color" officeooo:rsid="0019af79" style:font-size-asian="10pt"/>
    </style:style>
    <style:style style:name="T13" style:family="text">
      <style:text-properties fo:color="#3c3c3c" style:font-name="Monospace" fo:font-size="10pt" style:text-underline-style="solid" style:text-underline-width="auto" style:text-underline-color="font-color" officeooo:rsid="00213d7b" style:font-size-asian="10pt"/>
    </style:style>
    <style:style style:name="T14" style:family="text">
      <style:text-properties fo:color="#3c3c3c" style:font-name="Monospace" fo:font-size="10pt" style:text-underline-style="solid" style:text-underline-width="auto" style:text-underline-color="font-color" officeooo:rsid="0027d161" style:font-size-asian="10pt"/>
    </style:style>
    <style:style style:name="T15" style:family="text">
      <style:text-properties fo:color="#3c3c3c" style:font-name="Monospace" fo:font-size="10pt" style:text-underline-style="solid" style:text-underline-width="auto" style:text-underline-color="font-color" officeooo:rsid="00282eeb" style:font-size-asian="10pt"/>
    </style:style>
    <style:style style:name="T16" style:family="text">
      <style:text-properties fo:color="#2a00ff" style:font-name="Monospace" fo:font-size="10pt" style:font-size-asian="10pt"/>
    </style:style>
    <style:style style:name="T17" style:family="text">
      <style:text-properties fo:color="#2a00ff" style:font-name="Monospace" fo:font-size="10pt" officeooo:rsid="0001e98c" style:font-size-asian="10pt"/>
    </style:style>
    <style:style style:name="T18" style:family="text">
      <style:text-properties fo:color="#2a00ff" style:font-name="Monospace" fo:font-size="10pt" officeooo:rsid="000cd010" style:font-size-asian="10pt"/>
    </style:style>
    <style:style style:name="T19" style:family="text">
      <style:text-properties fo:color="#2a00ff" style:font-name="Monospace" fo:font-size="10pt" officeooo:rsid="000e09b4" style:font-size-asian="10pt"/>
    </style:style>
    <style:style style:name="T20" style:family="text">
      <style:text-properties fo:color="#2a00ff" style:font-name="Monospace" fo:font-size="10pt" style:font-size-asian="10pt"/>
    </style:style>
    <style:style style:name="T21" style:family="text">
      <style:text-properties fo:color="#000000" style:font-name="Monospace" fo:font-size="10pt" style:font-size-asian="10pt"/>
    </style:style>
    <style:style style:name="T22" style:family="text">
      <style:text-properties fo:color="#000000" style:font-name="Monospace" fo:font-size="10pt" officeooo:rsid="0001e98c" style:font-size-asian="10pt"/>
    </style:style>
    <style:style style:name="T23" style:family="text">
      <style:text-properties fo:color="#000000" style:font-name="Monospace" fo:font-size="10pt" officeooo:rsid="0002f961" style:font-size-asian="10pt"/>
    </style:style>
    <style:style style:name="T24" style:family="text">
      <style:text-properties fo:color="#000000" style:font-name="Monospace" fo:font-size="10pt" officeooo:rsid="0006237b" style:font-size-asian="10pt"/>
    </style:style>
    <style:style style:name="T25" style:family="text">
      <style:text-properties fo:color="#000000" style:font-name="Monospace" fo:font-size="10pt" officeooo:rsid="0006df47" style:font-size-asian="10pt"/>
    </style:style>
    <style:style style:name="T26" style:family="text">
      <style:text-properties fo:color="#000000" style:font-name="Monospace" fo:font-size="10pt" officeooo:rsid="000832c2" style:font-size-asian="10pt"/>
    </style:style>
    <style:style style:name="T27" style:family="text">
      <style:text-properties fo:color="#000000" style:font-name="Monospace" fo:font-size="10pt" officeooo:rsid="0009db67" style:font-size-asian="10pt"/>
    </style:style>
    <style:style style:name="T28" style:family="text">
      <style:text-properties fo:color="#000000" style:font-name="Monospace" fo:font-size="10pt" officeooo:rsid="000cd010" style:font-size-asian="10pt"/>
    </style:style>
    <style:style style:name="T29" style:family="text">
      <style:text-properties fo:color="#000000" style:font-name="Monospace" fo:font-size="10pt" officeooo:rsid="000ee55c" style:font-size-asian="10pt"/>
    </style:style>
    <style:style style:name="T30" style:family="text">
      <style:text-properties fo:color="#000000" style:font-name="Monospace" fo:font-size="10pt" officeooo:rsid="000f3bf9" style:font-size-asian="10pt"/>
    </style:style>
    <style:style style:name="T31" style:family="text">
      <style:text-properties fo:color="#000000" style:font-name="Monospace" fo:font-size="10pt" officeooo:rsid="000f7803" style:font-size-asian="10pt"/>
    </style:style>
    <style:style style:name="T32" style:family="text">
      <style:text-properties fo:color="#000000" style:font-name="Monospace" fo:font-size="10pt" officeooo:rsid="00113a5d" style:font-size-asian="10pt"/>
    </style:style>
    <style:style style:name="T33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34" style:family="text">
      <style:text-properties fo:color="#000000" style:font-name="Monospace" fo:font-size="10pt" style:text-underline-style="solid" style:text-underline-width="auto" style:text-underline-color="font-color" officeooo:rsid="001328c2" style:font-size-asian="10pt"/>
    </style:style>
    <style:style style:name="T35" style:family="text">
      <style:text-properties fo:color="#000000" style:font-name="Monospace" fo:font-size="10pt" style:font-size-asian="10pt"/>
    </style:style>
    <style:style style:name="T36" style:family="text">
      <style:text-properties fo:color="#000000" style:font-name="Monospace" fo:font-size="10pt" officeooo:rsid="00190f0e" style:font-size-asian="10pt"/>
    </style:style>
    <style:style style:name="T37" style:family="text">
      <style:text-properties fo:color="#000000" style:font-name="Monospace" fo:font-size="10pt" officeooo:rsid="0019af79" style:font-size-asian="10pt"/>
    </style:style>
    <style:style style:name="T38" style:family="text">
      <style:text-properties fo:color="#000000" style:font-name="Monospace" fo:font-size="10pt" officeooo:rsid="001e2cd8" style:font-size-asian="10pt"/>
    </style:style>
    <style:style style:name="T39" style:family="text">
      <style:text-properties fo:color="#000000" style:font-name="Monospace" fo:font-size="10pt" officeooo:rsid="001e4ea6" style:font-size-asian="10pt"/>
    </style:style>
    <style:style style:name="T40" style:family="text">
      <style:text-properties fo:color="#000000" style:font-name="Monospace" fo:font-size="10pt" officeooo:rsid="0027d161" style:font-size-asian="10pt"/>
    </style:style>
    <style:style style:name="T41" style:family="text">
      <style:text-properties fo:color="#000000" style:font-name="Monospace" fo:font-size="10pt" officeooo:rsid="00282eeb" style:font-size-asian="10pt"/>
    </style:style>
    <style:style style:name="T42" style:family="text">
      <style:text-properties fo:color="#000000" style:font-name="Monospace" fo:font-size="10pt" style:text-underline-style="solid" style:text-underline-width="auto" style:text-underline-color="font-color" officeooo:rsid="001b2378" style:font-size-asian="10pt"/>
    </style:style>
    <style:style style:name="T43" style:family="text">
      <style:text-properties fo:color="#6a3e3e" style:font-name="Monospace" fo:font-size="10pt" style:font-size-asian="10pt"/>
    </style:style>
    <style:style style:name="T44" style:family="text">
      <style:text-properties fo:color="#6a3e3e" style:font-name="Monospace" fo:font-size="10pt" style:font-size-asian="10pt"/>
    </style:style>
    <style:style style:name="T45" style:family="text">
      <style:text-properties fo:color="#646464" style:font-name="Monospace" fo:font-size="10pt" style:font-size-asian="10pt"/>
    </style:style>
    <style:style style:name="T46" style:family="text">
      <style:text-properties officeooo:rsid="000ee55c"/>
    </style:style>
    <style:style style:name="T47" style:family="text">
      <style:text-properties officeooo:rsid="0001e98c"/>
    </style:style>
    <style:style style:name="T48" style:family="text">
      <style:text-properties style:font-name="Monospace" fo:font-size="10pt" style:font-size-asian="10pt"/>
    </style:style>
    <style:style style:name="T49" style:family="text">
      <style:text-properties style:font-name="Monospace" fo:font-size="10pt" officeooo:rsid="0001e98c" style:font-size-asian="10pt"/>
    </style:style>
    <style:style style:name="T50" style:family="text">
      <style:text-properties officeooo:rsid="00190f0e"/>
    </style:style>
    <style:style style:name="T51" style:family="text">
      <style:text-properties officeooo:rsid="0027d16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>
          <table:table-cell table:style-name="表格1.A1" office:value-type="string">
            <text:p text:style-name="P34">权限</text:p>
          </table:table-cell>
          <table:table-cell table:style-name="表格1.A1" office:value-type="string">
            <text:p text:style-name="P34">RESTAPI</text:p>
          </table:table-cell>
          <table:table-cell table:style-name="表格1.A1" office:value-type="string">
            <text:p text:style-name="P34">ServerResource</text:p>
          </table:table-cell>
          <table:table-cell table:style-name="表格1.D1" office:value-type="string">
            <text:p text:style-name="P34">ModuleMedthod</text:p>
          </table:table-cell>
        </table:table-row>
        <table:table-row>
          <table:table-cell table:style-name="表格1.A2" office:value-type="string">
            <text:p text:style-name="P24">read_topology</text:p>
          </table:table-cell>
          <table:table-cell table:style-name="表格1.A2" office:value-type="string">
            <text:p text:style-name="P1"><text:span text:style-name="T16">/wm/device/?</text:span><text:span text:style-name="T17">ipv4=..</text:span></text:p>
            <text:p text:style-name="P1"/>
            <text:p text:style-name="P1"/>
            <text:p text:style-name="P1"/>
            <text:p text:style-name="P16"><text:span text:style-name="T49">c</text:span><text:span text:style-name="T48">ircuitpusher</text:span></text:p>
          </table:table-cell>
          <table:table-cell table:style-name="表格1.A2" office:value-type="string">
            <text:p text:style-name="P9">net.floodlightcontroller.devicemanager.web:</text:p>
            <text:p text:style-name="P1"><text:span text:style-name="T1">AbstractDeviceResource.</text:span><text:span text:style-name="T2">java:</text:span><text:span text:style-name="T4">(GET)</text:span></text:p>
            <text:p text:style-name="P1"><text:span text:style-name="T21">getDevices</text:span><text:span text:style-name="T22">()</text:span></text:p>
          </table:table-cell>
          <table:table-cell table:style-name="表格1.D2" office:value-type="string">
            <text:p text:style-name="P9">net.floodlightcontroller.devicemanager.internal;</text:p>
            <text:p text:style-name="P1"><text:span text:style-name="T1">DeviceManagerImpl.</text:span><text:span text:style-name="T3">java</text:span><text:span text:style-name="T1">:</text:span></text:p>
            <text:p text:style-name="P1"><text:span text:style-name="T21">queryDevices</text:span><text:span text:style-name="T23">()</text:span></text:p>
          </table:table-cell>
        </table:table-row>
        <table:table-row>
          <table:table-cell table:style-name="表格1.A2" office:value-type="string">
            <text:p text:style-name="P25">read_topology</text:p>
          </table:table-cell>
          <table:table-cell table:style-name="表格1.A2" office:value-type="string">
            <text:p text:style-name="P17">/wm/topology/route/{src-dpid}/{src-port}/{dst-dpid}/{dst-port}/json</text:p>
            <text:p text:style-name="P17"/>
            <text:p text:style-name="P14"><text:span text:style-name="T47">c</text:span>ircuitpusher</text:p>
          </table:table-cell>
          <table:table-cell table:style-name="表格1.A2" office:value-type="string">
            <text:p text:style-name="P9">net.floodlightcontroller.topology.web;</text:p>
            <text:p text:style-name="P1"><text:span text:style-name="T21">RouteResource.</text:span><text:span text:style-name="T24">java:</text:span><text:span text:style-name="T26">(GET)</text:span></text:p>
            <text:p text:style-name="P9">retrieve() </text:p>
          </table:table-cell>
          <table:table-cell table:style-name="表格1.D2" office:value-type="string">
            <text:p text:style-name="P9">net.floodlightcontroller.topology;</text:p>
            <text:p text:style-name="P1"><text:span text:style-name="T21">TopologyManager.</text:span><text:span text:style-name="T25">java:</text:span></text:p>
            <text:p text:style-name="P2"><text:span text:style-name="T21">getRoute</text:span><text:span text:style-name="T25">(long,short,long,short,long)</text:span></text:p>
            <text:p text:style-name="Table_20_Contents"/>
          </table:table-cell>
        </table:table-row>
        <table:table-row>
          <table:table-cell table:style-name="表格1.A2" office:value-type="string">
            <text:p text:style-name="P26">flow_mod_route</text:p>
            <text:p text:style-name="P26">set_flow_priority</text:p>
          </table:table-cell>
          <table:table-cell table:style-name="表格1.A2" office:value-type="string">
            <text:p text:style-name="P17">/wm/staticflowentrypusher</text:p>
            <text:p text:style-name="P17">/json</text:p>
            <text:p text:style-name="P17"/>
            <text:p text:style-name="P17"/>
            <text:p text:style-name="P14"><text:span text:style-name="T47">c</text:span>ircuitpusher</text:p>
          </table:table-cell>
          <table:table-cell table:style-name="表格1.A2" office:value-type="string">
            <text:p text:style-name="P9">net.floodlightcontroller.staticflowentry.web;</text:p>
            <text:p text:style-name="P1"><text:span text:style-name="T1">StaticFlowEntryPusherResource.</text:span><text:span text:style-name="T4">java:(Post)</text:span></text:p>
            <text:p text:style-name="P1"><text:span text:style-name="T21">store(String </text:span><text:span text:style-name="T43">fmJson</text:span><text:span text:style-name="T21">)</text:span></text:p>
          </table:table-cell>
          <table:table-cell table:style-name="表格1.D2" office:value-type="string">
            <text:p text:style-name="P9">net.floodlightcontroller.storage;</text:p>
            <text:p text:style-name="P1"><text:span text:style-name="T21">AbstractStorageSource.</text:span><text:span text:style-name="T27">java:</text:span></text:p>
            <text:p text:style-name="P1"><text:span text:style-name="T21">insertRowAsync(</text:span><text:span text:style-name="T27">)</text:span></text:p>
          </table:table-cell>
        </table:table-row>
        <table:table-row>
          <table:table-cell table:style-name="表格1.A2" office:value-type="string">
            <text:p text:style-name="P27">flow_mod_drop</text:p>
          </table:table-cell>
          <table:table-cell table:style-name="表格1.A2" office:value-type="string">
            <text:p text:style-name="P18">/wm/staticflowentrypusher</text:p>
            <text:p text:style-name="P18">/json</text:p>
            <text:p text:style-name="P18"/>
            <text:p text:style-name="P18"/>
            <text:p text:style-name="P14"><text:span text:style-name="T47">c</text:span>ircuitpusher</text:p>
            <text:p text:style-name="P14"/>
            <text:p text:style-name="P14"/>
            <text:p text:style-name="P41">/wm/staticflowentrypusher</text:p>
            <text:p text:style-name="P40">/<text:span text:style-name="T50">json/delete</text:span></text:p>
            <text:p text:style-name="P14"/>
            <text:p text:style-name="P14"/>
          </table:table-cell>
          <table:table-cell table:style-name="表格1.A2" office:value-type="string">
            <text:p text:style-name="P10">net.floodlightcontroller.staticflowentry.web;</text:p>
            <text:p text:style-name="P3"><text:span text:style-name="T1">StaticFlowEntryPusherResource.</text:span><text:span text:style-name="T4">java:</text:span><text:span text:style-name="T5">(</text:span><text:span text:style-name="T45">Delete</text:span><text:span text:style-name="T5">)</text:span></text:p>
            <text:p text:style-name="P3"><text:span text:style-name="T21">del(String </text:span><text:span text:style-name="T43">fmJson</text:span><text:span text:style-name="T21">)</text:span></text:p>
            <text:p text:style-name="P3"/>
            <text:p text:style-name="P3"/>
            <text:p text:style-name="P45">StaticFlowEntryDeleteResource.java:</text:p>
            <text:p text:style-name="P39">retrieve()</text:p>
            <text:p text:style-name="P3"><text:span text:style-name="T21"/></text:p>
          </table:table-cell>
          <table:table-cell table:style-name="表格1.D2" office:value-type="string">
            <text:p text:style-name="P11">net.floodlightcontroller.storage;</text:p>
            <text:p text:style-name="P4"><text:span text:style-name="T21">AbstractStorageSource.</text:span><text:span text:style-name="T27">java:</text:span></text:p>
            <text:p text:style-name="P1"><text:span text:style-name="T1">deleteRowAsync</text:span><text:span text:style-name="T6">()</text:span></text:p>
            <text:p text:style-name="Table_20_Contents"/>
          </table:table-cell>
        </table:table-row>
        <table:table-row>
          <table:table-cell table:style-name="表格1.A2" office:value-type="string">
            <text:p text:style-name="P28">read_statistics</text:p>
          </table:table-cell>
          <table:table-cell table:style-name="表格1.A2" office:value-type="string">
            <text:p text:style-name="P17">/wm/core/switch/all/{statType}/json</text:p>
            <text:p text:style-name="P5"><text:span text:style-name="T16">statType</text:span><text:span text:style-name="T18">=</text:span><text:span text:style-name="T16">flow/</text:span><text:span text:style-name="T18">port/</text:span><text:span text:style-name="T16">queue</text:span></text:p>
            <text:p text:style-name="P5"/>
            <text:p text:style-name="P15"><text:span text:style-name="T49">c</text:span><text:span text:style-name="T48">ircuitpusher</text:span></text:p>
            <text:p text:style-name="P5"/>
            <text:p text:style-name="P19">/wm/core/switch/{switchId}/{statType}/json</text:p>
            <text:p text:style-name="P19"/>
          </table:table-cell>
          <table:table-cell table:style-name="表格1.A2" office:value-type="string">
            <text:p text:style-name="P12">net.floodlightcontroller.core.web;</text:p>
            <text:p text:style-name="P7"><text:span text:style-name="T1">AllSwitchStatisticsResource</text:span><text:span text:style-name="T33">.</text:span><text:span text:style-name="T34">java:</text:span><text:span text:style-name="T29">(GET)</text:span></text:p>
            <text:p text:style-name="P1"><text:span text:style-name="T1">GetConcurrentStatsThread:</text:span><text:span text:style-name="T7">run()</text:span></text:p>
            <text:p text:style-name="P1"><text:span text:style-name="T1">SwitchStatisticsResource.</text:span><text:span text:style-name="T9">java:(GET)</text:span></text:p>
            <text:p text:style-name="P9">retrieve()</text:p>
          </table:table-cell>
          <table:table-cell table:style-name="表格1.D2" office:value-type="string">
            <text:p text:style-name="P9">net.floodlightcontroller.core.web;</text:p>
            <text:p text:style-name="P1"><text:span text:style-name="T21">SwitchResourceBase.</text:span><text:span text:style-name="T28">java：</text:span></text:p>
            <text:p text:style-name="P1"><text:span text:style-name="T1">getSwitchStatistics</text:span><text:span text:style-name="T7">(string,long,OFType)</text:span></text:p>
            <text:p text:style-name="P1"/>
            <text:p text:style-name="P8"><text:span text:style-name="T7">getSwitchStatistics(string,</text:span><text:span text:style-name="T10">string</text:span><text:span text:style-name="T7">,OFType)</text:span></text:p>
            <text:p text:style-name="P22">**************</text:p>
          </table:table-cell>
        </table:table-row>
        <table:table-row>
          <table:table-cell table:style-name="表格1.A2" office:value-type="string">
            <text:p text:style-name="P29">read_all_flow</text:p>
          </table:table-cell>
          <table:table-cell table:style-name="表格1.A2" office:value-type="string">
            <text:p text:style-name="P17">/wm/staticflowentrypusher</text:p>
            <text:p text:style-name="P33">/list/{switch}/json</text:p>
            <text:p text:style-name="P30"><text:span text:style-name="T16">switch</text:span><text:span text:style-name="T19">=all/dpid</text:span></text:p>
          </table:table-cell>
          <table:table-cell table:style-name="表格1.A2" office:value-type="string">
            <text:p text:style-name="P9">net.floodlightcontroller.staticflowentry.web;</text:p>
            <text:p text:style-name="P1"><text:span text:style-name="T21">ListStaticFlowEntriesResource</text:span>.<text:span text:style-name="T46">java:（GET）</text:span></text:p>
            <text:p text:style-name="P9">ListStaticFlowEntries()</text:p>
          </table:table-cell>
          <table:table-cell table:style-name="表格1.D2" office:value-type="string">
            <text:p text:style-name="P9">net.floodlightcontroller.staticflowentry;</text:p>
            <text:p text:style-name="P1"><text:span text:style-name="T21">StaticFlowEntryPusher</text:span><text:span text:style-name="T29">.java:</text:span></text:p>
            <text:p text:style-name="P1"><text:span text:style-name="T21">getFlows</text:span><text:span text:style-name="T29">()</text:span></text:p>
            <text:p text:style-name="P6"><text:span text:style-name="T29">getFlows(</text:span><text:span text:style-name="T21">String </text:span><text:span text:style-name="T1">dpid</text:span><text:span text:style-name="T29">)</text:span></text:p>
            <text:p text:style-name="P23">**************</text:p>
          </table:table-cell>
        </table:table-row>
        <table:table-row>
          <table:table-cell table:style-name="表格1.A2" office:value-type="string">
            <text:p text:style-name="P31">read_topology</text:p>
          </table:table-cell>
          <table:table-cell table:style-name="表格1.A2" office:value-type="string">
            <text:p text:style-name="P17">wm/core/controller/switches/json</text:p>
            <text:p text:style-name="P21">/wm/core/switch/{switchId}/role/json</text:p>
            <text:p text:style-name="Table_20_Contents"/>
          </table:table-cell>
          <table:table-cell table:style-name="表格1.A2" office:value-type="string">
            <text:p text:style-name="P9">net.floodlightcontroller.core.web;</text:p>
            <text:p text:style-name="P1"><text:span text:style-name="T21">ControllerSwitchesResource.</text:span><text:span text:style-name="T30">java:(GET)</text:span></text:p>
            <text:p text:style-name="P9"><text:s/>retrieve()</text:p>
            <text:p text:style-name="P1"><text:span text:style-name="T21">SwitchRoleResource.</text:span><text:span text:style-name="T31">java:(GET)</text:span></text:p>
            <text:p text:style-name="P1"><text:span text:style-name="T21">getRole</text:span><text:span text:style-name="T31">()</text:span></text:p>
          </table:table-cell>
          <table:table-cell table:style-name="表格1.D2" office:value-type="string">
            <text:p text:style-name="P9">net.floodlightcontroller.core.internal;</text:p>
            <text:p text:style-name="P1"><text:span text:style-name="T21">Controller.</text:span><text:span text:style-name="T30">java</text:span></text:p>
            <text:p text:style-name="P1"><text:span text:style-name="T1">getAllSwitchMap</text:span><text:span text:style-name="T8">()</text:span></text:p>
            <text:p text:style-name="P23">**************</text:p>
          </table:table-cell>
        </table:table-row>
        <table:table-row>
          <table:table-cell table:style-name="表格1.A2" office:value-type="string">
            <text:p text:style-name="P32">read_topology</text:p>
          </table:table-cell>
          <table:table-cell table:style-name="表格1.A2" office:value-type="string">
            <text:p text:style-name="P17">/wm/topology/links/json</text:p>
            <text:p text:style-name="P20"><text:soft-page-break/>/wm/topology//directed-links/json</text:p>
            <text:p text:style-name="P20">/wm/topology/external-links/json</text:p>
          </table:table-cell>
          <table:table-cell table:style-name="表格1.A2" office:value-type="string">
            <text:p text:style-name="P9">net.floodlightcontroller.li<text:soft-page-break/>nkdiscovery.web;</text:p>
            <text:p text:style-name="P1"><text:span text:style-name="T21">LinksResource.</text:span><text:span text:style-name="T32">java:(GET)</text:span></text:p>
            <text:p text:style-name="P9">retrieve() </text:p>
            <text:p text:style-name="P1"><text:span text:style-name="T21">DirectedLinksResource.</text:span><text:span text:style-name="T32">java:(GET)</text:span></text:p>
            <text:p text:style-name="P1"><text:span text:style-name="T21"><text:s/></text:span><text:span text:style-name="T1">retrieve</text:span><text:span text:style-name="T21">() </text:span></text:p>
            <text:p text:style-name="P9">ExternalLinksResource</text:p>
            <text:p text:style-name="P13">.java:(GET)</text:p>
            <text:p text:style-name="P9">retrieve()</text:p>
          </table:table-cell>
          <table:table-cell table:style-name="表格1.D2" office:value-type="string">
            <text:p text:style-name="P9">net.floodlightcontroller.linkdiscovery.i<text:soft-page-break/>nternal;</text:p>
            <text:p text:style-name="P1"><text:span text:style-name="T21">LinkDiscoveryManager.</text:span><text:span text:style-name="T31">java</text:span></text:p>
            <text:p text:style-name="P1"><text:span text:style-name="T21">getLinks</text:span><text:span text:style-name="T31">()</text:span></text:p>
            <text:p text:style-name="P23">**************</text:p>
          </table:table-cell>
        </table:table-row>
        <table:table-row>
          <table:table-cell table:style-name="表格1.A2" office:value-type="string">
            <text:p text:style-name="P51">read_controller_info</text:p>
          </table:table-cell>
          <table:table-cell table:style-name="表格1.A2" office:value-type="string">
            <text:p text:style-name="P1"><text:span text:style-name="T16">/wm/core/memory/json</text:span></text:p>
          </table:table-cell>
          <table:table-cell table:style-name="表格1.A2" office:value-type="string">
            <text:p text:style-name="P1"><text:span text:style-name="T21">net.floodlightcontroller.core.web;</text:span></text:p>
            <text:p text:style-name="P1"><text:span text:style-name="T21">ControllerMemoryResource.</text:span><text:span text:style-name="T36">java:</text:span><text:span text:style-name="T39">(GET)</text:span></text:p>
            <text:p text:style-name="P1"><text:span text:style-name="T21">retrieve()</text:span></text:p>
          </table:table-cell>
          <table:table-cell table:style-name="表格1.D2" office:value-type="string">
            <text:p text:style-name="P44"><text:span text:style-name="T21">net.floodlightcontroller.core.web;</text:span></text:p>
            <text:p text:style-name="P44"><text:span text:style-name="T21">ControllerMemoryResource.</text:span><text:span text:style-name="T36">java:</text:span></text:p>
            <text:p text:style-name="P44"><text:span text:style-name="T21">retrieve()</text:span></text:p>
          </table:table-cell>
        </table:table-row>
        <table:table-row>
          <table:table-cell table:style-name="表格1.A2" office:value-type="string">
            <text:p text:style-name="P52">set_device_config</text:p>
          </table:table-cell>
          <table:table-cell table:style-name="表格1.A2" office:value-type="string">
            <text:p text:style-name="P1"><text:span text:style-name="T16">/wm/storage/notify/json</text:span></text:p>
            <text:p text:style-name="P1"><text:span text:style-name="T16"/></text:p>
          </table:table-cell>
          <table:table-cell table:style-name="表格1.A2" office:value-type="string">
            <text:p text:style-name="P35"><text:span text:style-name="T38">2</text:span><text:span text:style-name="T21">net.floodlightcontroller.linkdiscovery.internal;</text:span></text:p>
            <text:p text:style-name="P35"><text:span text:style-name="T21">LinkDiscoveryManager.java:</text:span></text:p>
            <text:p text:style-name="P35"><text:span text:style-name="T21">rowsModified()</text:span></text:p>
            <text:p text:style-name="P35"/>
            <text:p text:style-name="P35"><text:span text:style-name="T38">3</text:span><text:span text:style-name="T21">net.floodlightcontroller.storage;</text:span></text:p>
            <text:p text:style-name="P35"><text:span text:style-name="T1">AbstractStorageSource.java:</text:span></text:p>
            <text:p text:style-name="P35"><text:span text:style-name="T38">3.1</text:span><text:span text:style-name="T21">notifyListeners(</text:span><text:span text:style-name="T43">notification</text:span><text:span text:style-name="T21">);</text:span></text:p>
            <text:p text:style-name="P35"><text:span text:style-name="T38">3.2</text:span><text:span text:style-name="T21">notifyListeners(List&lt;StorageSourceNotification&gt; </text:span><text:span text:style-name="T43">notifications</text:span><text:span text:style-name="T21">)</text:span></text:p>
            <text:p text:style-name="P35"/>
            <text:p text:style-name="P35"><text:span text:style-name="T38">4</text:span><text:span text:style-name="T21">net.floodlightcontroller.storage.web;</text:span></text:p>
            <text:p text:style-name="P37"><text:span text:style-name="T1">StorageNotifyResource</text:span>.java:(Post)</text:p>
            <text:p text:style-name="P35"><text:span text:style-name="T21">notify(String </text:span><text:span text:style-name="T43">entity</text:span><text:span text:style-name="T21">) </text:span></text:p>
            <text:p text:style-name="P35"/>
            <text:p text:style-name="P35"><text:span text:style-name="T21"/></text:p>
          </table:table-cell>
          <table:table-cell table:style-name="表格1.D2" office:value-type="string">
            <text:p text:style-name="P1"><text:span text:style-name="T38">1 </text:span><text:span text:style-name="T21">net.floodlightcontroller.core;</text:span></text:p>
            <text:p text:style-name="P1"><text:span text:style-name="T21">OFSwitchBase.</text:span><text:span text:style-name="T37">java:</text:span></text:p>
            <text:p text:style-name="P1"><text:span text:style-name="T1">setAttribute</text:span><text:span text:style-name="T12">()</text:span></text:p>
            <text:p text:style-name="P1">****************************</text:p>
            <text:p text:style-name="P46"/>
            <text:p text:style-name="P46"><text:span text:style-name="T12">在</text:span><text:span text:style-name="T13">4</text:span><text:span text:style-name="T1">处做控制：</text:span></text:p>
            <text:p text:style-name="P36"><text:span text:style-name="T21">net.floodlightcontroller.storage.web;</text:span></text:p>
            <text:p text:style-name="P36"><text:span text:style-name="T1">StorageNotifyResource</text:span>.java:(Post)</text:p>
            <text:p text:style-name="P48"><text:span text:style-name="T21">notify(String </text:span><text:span text:style-name="T43">entity</text:span><text:span text:style-name="T21">)</text:span></text:p>
            <text:p text:style-name="P46"/>
            <text:p text:style-name="P47"><text:span text:style-name="T1">*******************************</text:span></text:p>
            <text:p text:style-name="P49"><text:s text:c="14"/></text:p>
            <text:p text:style-name="P49"><text:s text:c="20"/></text:p>
            <text:p text:style-name="P49"/>
            <text:p text:style-name="P49"/>
            <text:p text:style-name="P49"><text:s text:c="22"/>未测试</text:p>
          </table:table-cell>
        </table:table-row>
        <table:table-row>
          <table:table-cell table:style-name="表格1.A2" office:value-type="string">
            <text:p text:style-name="Table_20_Contents">flow_<text:span text:style-name="T51">mod_modify_hdr</text:span></text:p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P1"><text:span text:style-name="T21">net.floodlightcontroller.staticflowentry;</text:span></text:p>
            <text:p text:style-name="P1"><text:span text:style-name="T1">StaticFlowEntryPusher.</text:span><text:span text:style-name="T15">java:</text:span></text:p>
            <text:p text:style-name="P1"><text:span text:style-name="T21">parseRow</text:span><text:span text:style-name="T41">()</text:span></text:p>
            <text:p text:style-name="Table_20_Contents"/>
          </table:table-cell>
          <table:table-cell table:style-name="表格1.D2" office:value-type="string">
            <text:p text:style-name="P1"><text:span text:style-name="T21">net.floodlightcontroller.staticflowentry;</text:span></text:p>
            <text:p text:style-name="P1"><text:span text:style-name="T21">StaticFlowEntries.</text:span><text:span text:style-name="T40">java:</text:span></text:p>
            <text:p text:style-name="P1"><text:span text:style-name="T1">parseActionString</text:span><text:span text:style-name="T14">()</text:span></text:p>
            <text:p text:style-name="P1"/>
            <text:p text:style-name="P50"><text:span text:style-name="T14"><text:s text:c="28"/>未测试</text:span></text:p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  <table:table-row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A2" office:value-type="string">
            <text:p text:style-name="Table_20_Contents"/>
          </table:table-cell>
          <table:table-cell table:style-name="表格1.D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4:19:20.788663592</meta:creation-date>
    <dc:date>2017-05-02T15:09:12.969628843</dc:date>
    <meta:editing-duration>PT6H18M2S</meta:editing-duration>
    <meta:editing-cycles>41</meta:editing-cycles>
    <meta:generator>LibreOffice/4.2.7.2$Linux_X86_64 LibreOffice_project/420m0$Build-2</meta:generator>
    <meta:document-statistic meta:table-count="1" meta:image-count="0" meta:object-count="0" meta:page-count="2" meta:paragraph-count="142" meta:word-count="162" meta:character-count="3521" meta:non-whitespace-character-count="3424"/>
  </office:meta>
</office:document-meta>
</file>